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59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44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272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c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0.74pt solid #000000" fo:background-color="#70ad47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none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c00000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>
      <style:table-cell-properties fo:border-bottom="0.74pt solid #000000" fo:background-color="#70ad47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order-bottom="0.74pt solid #000000" fo:background-color="#00b0f0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border-bottom="0.74pt solid #000000" fo:background-color="#c00000" style:diagonal-bl-tr="none" style:diagonal-tl-br="none" fo:border-left="none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0cece" style:diagonal-bl-tr="none" style:diagonal-tl-br="none" fo:border-left="none" fo:border-right="none" style:rotation-align="none" fo:border-top="0.74pt solid #000000"/>
    </style:style>
    <style:style style:name="ce2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1" style:family="text">
      <style:text-properties fo:color="#ff0000" style:font-name="Calibri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<text:s text:c="18"/>Evaluation en physique du socle commun, de connaissances, de compétences et de culture. <text:s text:c="15"/>Nom: <text:s text:c="23"/>Prénom: </text:p>
          </table:table-cell>
          <table:table-cell table:style-name="ce12" table:number-columns-repeated="4"/>
          <table:table-cell table:style-name="ce25" table:number-columns-repeated="6"/>
          <table:table-cell table:number-columns-repeated="53"/>
        </table:table-row>
        <table:table-row table:style-name="ro2">
          <table:table-cell table:style-name="ce2" office:value-type="string" calcext:value-type="string">
            <text:p>            <text:span text:style-name="T1">Compétences travaillées</text:span></text:p>
          </table:table-cell>
          <table:table-cell table:style-name="ce13" office:value-type="string" calcext:value-type="string">
            <text:p>DS 1</text:p>
          </table:table-cell>
          <table:table-cell table:style-name="ce13" office:value-type="string" calcext:value-type="string">
            <text:p>DS 2</text:p>
          </table:table-cell>
          <table:table-cell table:style-name="ce13" office:value-type="string" calcext:value-type="string">
            <text:p>DS 3</text:p>
          </table:table-cell>
          <table:table-cell table:style-name="ce13" office:value-type="string" calcext:value-type="string">
            <text:p>DS 4</text:p>
          </table:table-cell>
          <table:table-cell table:style-name="ce13" office:value-type="string" calcext:value-type="string">
            <text:p>DS 5</text:p>
          </table:table-cell>
          <table:table-cell table:style-name="ce13" office:value-type="string" calcext:value-type="string">
            <text:p>DS 6</text:p>
          </table:table-cell>
          <table:table-cell table:style-name="ce13" office:value-type="string" calcext:value-type="string">
            <text:p>DS 7</text:p>
          </table:table-cell>
          <table:table-cell table:style-name="ce13" office:value-type="string" calcext:value-type="string">
            <text:p>DS 8</text:p>
          </table:table-cell>
          <table:table-cell table:style-name="ce26" office:value-type="string" calcext:value-type="string">
            <text:p>DS 9</text:p>
          </table:table-cell>
          <table:table-cell table:style-name="ce27" office:value-type="string" calcext:value-type="string">
            <text:p>DS 10</text:p>
          </table:table-cell>
          <table:table-cell table:number-columns-repeated="53"/>
        </table:table-row>
        <table:table-row table:style-name="ro3">
          <table:table-cell table:style-name="ce3" office:value-type="string" calcext:value-type="string">
            <text:p>Pratiquer des langages (Domaine 1.1 et 1.3) Langage (L)</text:p>
          </table:table-cell>
          <table:table-cell table:style-name="ce14"/>
          <table:table-cell table:style-name="ce20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L1 - Lire et comprendre des documents <text:s/>(texte, schéma, tableau, graphique, diagramme…)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5" office:value-type="string" calcext:value-type="string">
            <text:p>L2 - Écrire des phrases claires, sans faute, en utilisant le vocabulaire adapté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L3 - Communiquer oralement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L4 - Réaliser un schéma/dessin d'observation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6" office:value-type="string" calcext:value-type="string">
            <text:p>S'approprier des outils et des méthodes (Domaine 2) Méthode (M)</text:p>
          </table:table-cell>
          <table:table-cell table:style-name="ce16"/>
          <table:table-cell table:style-name="ce21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M1 - Effectuer des recherches documentaire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M3 - Organiser son temps et son espace de travail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M4 - Travailler en groupe (partage des tâches dans l'équipe - dialogue constructif - prises de décisions - écoute des autres)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6" office:value-type="string" calcext:value-type="string">
            <text:p>Mobiliser des outils numériques (Domaine 2) Numérique (N)</text:p>
          </table:table-cell>
          <table:table-cell table:style-name="ce16"/>
          <table:table-cell table:style-name="ce21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N1 Utiliser l'informatique ( se connecter, imprimer, enregistrer, dossiers, ENT…)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N2 Produire des documents <text:s/>(traitement de texte, diaporama…) grâce à des outils numérique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6" office:value-type="string" calcext:value-type="string">
            <text:p>Mobiliser et restituer ses connaissances (domaine 2) Restituer (R)</text:p>
          </table:table-cell>
          <table:table-cell table:style-name="ce16"/>
          <table:table-cell table:style-name="ce21" table:number-columns-repeated="9"/>
          <table:table-cell table:number-columns-repeated="53"/>
        </table:table-row>
        <table:table-row table:style-name="ro3">
          <table:table-cell table:style-name="ce7" office:value-type="string" calcext:value-type="string">
            <text:p>R1 Mobiliser et restituer ses connaissance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8" office:value-type="string" calcext:value-type="string">
            <text:p>Adopter un comportement éthique et responsable (Domaine 3) Comportement (C)</text:p>
          </table:table-cell>
          <table:table-cell table:style-name="ce17"/>
          <table:table-cell table:style-name="ce22" table:number-columns-repeated="9"/>
          <table:table-cell table:number-columns-repeated="53"/>
        </table:table-row>
        <table:table-row table:style-name="ro3">
          <table:table-cell table:style-name="ce5" office:value-type="string" calcext:value-type="string">
            <text:p>C1 Agir de façon responsable. R<text:span text:style-name="T2">especter les personnes, les biens, les lieux, les règles de vie et de sécurité.</text:span>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C2 Mener à bien un projet et s’impliquer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9" office:value-type="string" calcext:value-type="string">
            <text:p>Pratiquer des démarches scientifiques (Domaine 4) D. Scientifique (S)</text:p>
          </table:table-cell>
          <table:table-cell table:style-name="ce18"/>
          <table:table-cell table:style-name="ce23" table:number-columns-repeated="9"/>
          <table:table-cell table:number-columns-repeated="53"/>
        </table:table-row>
        <table:table-row table:style-name="ro3">
          <table:table-cell table:style-name="ce10" office:value-type="string" calcext:value-type="string">
            <text:p>S1 - Identifier un problème à résoudre, le formuler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2 - Émettre des hypothèses pour répondre aux problème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3 - Concevoir une expérience, un protocole expérimental pour tester une hypothèse.</text:p>
          </table:table-cell>
          <table:table-cell table:style-name="ce15" table:number-columns-repeated="9"/>
          <table:table-cell table:style-name="ce28"/>
          <table:table-cell/>
          <table:table-cell table:style-name="ce29"/>
          <table:table-cell table:number-columns-repeated="51"/>
        </table:table-row>
        <table:table-row table:style-name="ro3">
          <table:table-cell table:style-name="ce4" office:value-type="string" calcext:value-type="string">
            <text:p>S4 - Suivre un protocole expérimental en utilisant le matériel de manière adaptée. 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5 - Effectuer une mesure de grandeur physique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6 - Interpréter des résultats expérimentaux en tirer des conclusion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7 - Effectuer un calcul numérique ou littéral. Convertir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5" office:value-type="string" calcext:value-type="string">
            <text:p>S8 - Mettre en œuvre un raisonnement logique simple pour résoudre un problème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S9 - Modéliser des phénomènes pour les expliquer. Représenter une situation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11" office:value-type="string" calcext:value-type="string">
            <text:p>Se situer dans l'espace et dans le temps (Domaine 5) <text:s/>( E)</text:p>
          </table:table-cell>
          <table:table-cell table:style-name="ce19"/>
          <table:table-cell table:style-name="ce24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E1 Comprendre l’évolution d’un savoir scientifique dans le temps et son influence sur la société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3">
          <table:table-cell table:style-name="ce4" office:value-type="string" calcext:value-type="string">
            <text:p>E2 Identifier les différentes échelles de structuration de l’Univers.</text:p>
          </table:table-cell>
          <table:table-cell table:style-name="ce15" table:number-columns-repeated="9"/>
          <table:table-cell table:style-name="ce28"/>
          <table:table-cell table:number-columns-repeated="5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ima</meta:initial-creator>
    <dc:creator>ahmed</dc:creator>
    <meta:print-date>2020-09-07T08:08:51</meta:print-date>
    <meta:creation-date>2017-09-17T16:14:30</meta:creation-date>
    <dc:date>2020-09-07T08:15:30</dc:date>
    <meta:generator>LibreOffice/7.0.2.2$Linux_X86_64 LibreOffice_project/00$Build-2</meta:generator>
    <meta:document-statistic meta:table-count="1" meta:cell-count="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